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m</mi>
      <mover accent="true">
        <mstyle mathvariant="bold">
          <mrow>
            <mi>r</mi>
          </mrow>
        </mstyle>
        <mo stretchy="false">¨</mo>
      </mover>
      <mrow>
        <mi/>
        <mo stretchy="false">=</mo>
        <mrow>
          <mi/>
          <mo stretchy="false">−</mo>
          <mi>m</mi>
        </mrow>
      </mrow>
      <mrow>
        <mstyle mathvariant="bold">
          <mrow>
            <mi>g</mi>
          </mrow>
        </mstyle>
        <mo stretchy="false">−</mo>
        <mo stretchy="false">α</mo>
      </mrow>
      <mstyle mathvariant="bold">
        <mrow>
          <mover accent="true">
            <mi>r</mi>
            <mo stretchy="false">˙</mo>
          </mover>
        </mrow>
      </mstyle>
    </mrow>
    <annotation encoding="StarMath 5.0">m ddot bold r `=` - m bold g - %ialpha bold dot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3:11:57.299000000</meta:creation-date>
    <meta:generator>LibreOffice/4.1.4.2$Windows_x86 LibreOffice_project/0a0440ccc0227ad9829de5f46be37cfb6edcf72</meta:generator>
  </office:meta>
</office:document-meta>
</file>